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9999" draw:textarea-vertical-align="middle"/>
    </style:style>
    <style:style style:name="gr3" style:family="graphic" style:parent-style-name="objectwithoutfill">
      <style:graphic-properties draw:stroke="none" draw:fill="solid" draw:fill-color="#999999" draw:textarea-vertical-align="middle"/>
    </style:style>
    <style:style style:name="gr4" style:family="graphic" style:parent-style-name="standard">
      <style:graphic-properties draw:stroke="none" draw:fill="solid" draw:fill-color="#990000" draw:textarea-vertical-align="middle"/>
    </style:style>
    <style:style style:name="gr5" style:family="graphic" style:parent-style-name="objectwithoutfill">
      <style:graphic-properties draw:stroke="none" draw:fill="solid" draw:fill-color="#990000" draw:textarea-vertical-align="middle"/>
    </style:style>
    <style:style style:name="gr6" style:family="graphic">
      <style:graphic-properties draw:stroke="none" draw:fill="solid" draw:fill-color="#fafafa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5.6cm" svg:height="9.6cm" svg:x="0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21.322cm" svg:height="4.799cm" svg:x="2.102cm" svg:y="0cm" svg:viewBox="0 0 21323 4800" draw:points="0,0 21323,0 21323,4800 0,4800">
          <text:p/>
        </draw:polygon>
        <draw:path draw:style-name="gr3" draw:text-style-name="P1" draw:layer="layout" svg:width="5.329cm" svg:height="2.254cm" draw:transform="skewX (0.289026524130261) rotate (-1.98217043148996) translate (3.76418356221015cm 1.31702833499036cm)" svg:viewBox="0 0 5330 2255" svg:d="m0 1959c516 703 1592-51 2672-165 722-88 2133-107 2647 276 172 234-1777-2421-1490-2031z">
          <text:p/>
        </draw:path>
        <draw:path draw:style-name="gr3" draw:text-style-name="P1" draw:layer="layout" svg:width="5.329cm" svg:height="2.254cm" draw:transform="skewX (-0.289724655831059) rotate (1.98199589856476) translate (23.9371423684958cm 6.20307968941359cm)" svg:viewBox="0 0 5330 2255" svg:d="m5330 1958c-516 703-1593-50-2673-164-721-88-2132-107-2646 276-172 235 1778-2421 1491-2031z">
          <text:p/>
        </draw:path>
      </draw:page>
      <draw:page draw:name="page2" draw:style-name="dp1" draw:master-page-name="Standard">
        <draw:custom-shape draw:style-name="gr1" draw:text-style-name="P1" draw:layer="layout" svg:width="25.6cm" svg:height="9.6cm" svg:x="0cm" svg:y="0cm">
          <text:p/>
          <draw:enhanced-geometry svg:viewBox="0 0 21600 21600" draw:type="rectangle" draw:enhanced-path="M 0 0 L 21600 0 21600 21600 0 21600 0 0 Z N"/>
        </draw:custom-shape>
        <draw:g>
          <draw:polygon draw:style-name="gr4" draw:text-style-name="P1" draw:layer="layout" svg:width="21.322cm" svg:height="4.799cm" svg:x="2.102cm" svg:y="0cm" svg:viewBox="0 0 21323 4800" draw:points="0,0 21323,0 21323,4800 0,4800">
            <text:p/>
          </draw:polygon>
          <draw:path draw:style-name="gr5" draw:text-style-name="P1" draw:layer="layout" svg:width="5.329cm" svg:height="2.254cm" draw:transform="skewX (0.289026524130261) rotate (-1.98217043148996) translate (3.76418356221015cm 1.31702833499036cm)" svg:viewBox="0 0 5330 2255" svg:d="m0 1959c516 703 1592-51 2672-165 722-88 2133-107 2647 276 172 234-1777-2421-1490-2031z">
            <text:p/>
          </draw:path>
          <draw:path draw:style-name="gr5" draw:text-style-name="P1" draw:layer="layout" svg:width="5.329cm" svg:height="2.254cm" draw:transform="skewX (-0.289724655831059) rotate (1.98199589856476) translate (23.9371423684958cm 6.20307968941359cm)" svg:viewBox="0 0 5330 2255" svg:d="m5330 1958c-516 703-1593-50-2673-164-721-88-2132-107-2646 276-172 235 1778-2421 1491-2031z">
            <text:p/>
          </draw:path>
        </draw:g>
      </draw:page>
      <draw:page draw:name="page3" draw:style-name="dp1" draw:master-page-name="Standard">
        <draw:custom-shape draw:style-name="gr6" draw:text-style-name="P1" draw:layer="Mise en page" svg:width="25.6cm" svg:height="9.6cm" svg:x="0cm" svg:y="-2.401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24.903cm" svg:height="2.399cm" svg:x="-0.004cm" svg:y="0cm" svg:viewBox="0 0 24904 2400" svg:d="m908 0c1807 0 23796 0 23796 0l200 2400c0 0-17763 0-24900 0 23-2400-200-2400 904-2400z">
          <text:p/>
        </draw:path>
        <draw:path draw:style-name="gr3" draw:text-style-name="P1" draw:layer="layout" svg:width="2.627cm" svg:height="1.661cm" draw:transform="skewX (0.228812664936456) rotate (2.23733756813153) translate (24.898979839902cm 2.73328273371758cm)" svg:viewBox="0 0 2628 1662" svg:d="m2628 1534c-196 354-893-110-1312-388s-983-752-1306-399c-100 181 554-999 387-697z">
          <text:p/>
        </draw:path>
      </draw:page>
      <draw:page draw:name="page4" draw:style-name="dp1" draw:master-page-name="Standard">
        <draw:custom-shape draw:style-name="gr6" draw:text-style-name="P1" draw:layer="Mise en page" svg:width="25.6cm" svg:height="9.6cm" svg:x="0cm" svg:y="-2.401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4.903cm" svg:height="2.399cm" svg:x="-0.004cm" svg:y="0cm" svg:viewBox="0 0 24904 2400" svg:d="m908 0c1807 0 23796 0 23796 0l200 2400c0 0-17763 0-24900 0 23-2400-200-2400 904-2400z">
          <text:p/>
        </draw:path>
        <draw:path draw:style-name="gr5" draw:text-style-name="P1" draw:layer="layout" svg:width="2.627cm" svg:height="1.661cm" draw:transform="skewX (0.228812664936456) rotate (2.23733756813153) translate (24.898979839902cm 2.73328273371758cm)" svg:viewBox="0 0 2628 1662" svg:d="m2628 1534c-196 354-893-110-1312-388s-983-752-1306-399c-100 181 554-999 387-69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5.6cm" fo:page-height="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5:38:18.67</meta:creation-date>
    <dc:date>2014-01-01T21:22:16.10</dc:date>
    <meta:editing-duration>PT26M</meta:editing-duration>
    <meta:editing-cycles>9</meta:editing-cycles>
    <meta:generator>LibreOffice/4.0.6.2$Windows_x86 LibreOffice_project/2e2573268451a50806fcd60ae2d9fe01dd0ce24</meta:generator>
    <meta:document-statistic meta:object-count="15"/>
  </office:meta>
</office:document-meta>
</file>